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:# Retinaface Python Examples</text:p>
      <text:p text:style-name="Standard"/>
      <text:p text:style-name="Standard">In the Python directory, a series of Python examples is provided as follows:</text:p>
      <text:p text:style-name="Standard">------------------------------------------------------------------------------------------------------------------------</text:p>
      <text:p text:style-name="Standard">Index<text:tab/>Example File<text:tab/>Description</text:p>
      <text:p text:style-name="Standard">1<text:tab/>retinaface_opencv.py<text:tab/>Preprocessing using OpenCV, Inference using SAIL</text:p>
      <text:p text:style-name="Standard">2<text:tab/>retinaface_bmcv.py<text:tab/>Preprocessing using BMCV, Inference using SAIL</text:p>
      <text:p text:style-name="Standard">------------------------------------------------------------------------------------------------------------------------</text:p>
      <text:p text:style-name="P1">1. x86 PCIe Platform</text:p>
      <text:p text:style-name="P1">1.1 Environment Setup</text:p>
      <text:p text:style-name="P1"/>
      <text:p text:style-name="Standard">If you have installed a PCIe acceleration card on an x86 platform and are using it to test this example, you need to install libsophon (&gt;=0.3.0), sophon-opencv (&gt;=0.2.4), sophon-ffmpeg (&gt;=0.2.4), and sophon-sail (&gt;=3.1.0). Please refer to the development and runtime environment setup for the x86-pcie platform. Additionally, you may need to install other third-party libraries:</text:p>
      <text:p text:style-name="Standard"/>
      <text:p text:style-name="Standard">```bash</text:p>
      <text:p text:style-name="Standard">$ cd python</text:p>
      <text:p text:style-name="Standard">$ pip3 install -r requirements.txt</text:p>
      <text:p text:style-name="Standard"/>
      <text:p text:style-name="Standard">Note: If you encounter the error "ImportError: libGL.so.1: cannot open shared object file: No such file or directory," you need to execute the following command:</text:p>
      <text:p text:style-name="Standard"/>
      <text:p text:style-name="Standard">$ sudo apt-get install libgl1</text:p>
      <text:p text:style-name="Standard"/>
      <text:p text:style-name="P1">1.2 Testing Command</text:p>
      <text:p text:style-name="P1"/>
      <text:p text:style-name="Standard">The command parameters for retinaface_opencv.py and retinaface_bmcv.py are the same. Taking the inference of retinaface_opencv.py as an example, the parameter explanation is as follows:</text:p>
      <text:p text:style-name="Standard"/>
      <text:p text:style-name="Standard">usage: retinaface_opencv.py [--bmodel BMODEL] [--network NETWORK] [--input_path INPUT] [--tpu_id TPU] [--conf CONF] [--nms NMS] [--use_np_file_as_input False]</text:p>
      <text:p text:style-name="Standard"/>
      <text:p text:style-name="Standard">--bmodel: Path to the bmodel used for inference. By default, it uses the network from stage 0 for inference.</text:p>
      <text:p text:style-name="Standard">--network: Backbone selection, choose between mobile0.25 or resnet50, default is mobile0.25.</text:p>
      <text:p text:style-name="Standard">--input_path: Path to the test image. You can input a single image or video, or a folder containing images.</text:p>
      <text:p text:style-name="Standard">--tpu_id: TPU device ID used for inference.</text:p>
      <text:p text:style-name="Standard">--conf: Confidence threshold, default is 0.02.</text:p>
      <text:p text:style-name="Standard">--nms: NMS threshold, default is 0.3.</text:p>
      <text:p text:style-name="Standard">--use_np_file_as_input: Whether to use other data as input. Default is False.</text:p>
      <text:p text:style-name="Standard"/>
      <text:p text:style-name="P1">Here is an example of testing:</text:p>
      <text:p text:style-name="Standard"/>
      <text:p text:style-name="Standard"># Example: Testing on the WIDERVAL dataset</text:p>
      <text:p text:style-name="Standard"># Using 1 batch bmodel</text:p>
      <text:p text:style-name="Standard">$ python3 retinaface_opencv.py --bmodel ../data/models/BM1684X/retinaface_mobilenet0.25_fp32_1b.bmodel --network mobile0.25 --input_path ../data/images/WIDERVAL --tpu_id 0 --conf 0.02 --nms 0.4 --use_np_file_as_input False</text:p>
      <text:p text:style-name="Standard"/>
      <text:p text:style-name="Standard"><text:soft-page-break/>After execution, the prediction results will be saved in the file results/retinaface_mobilenet0.25_fp32_1b.bmodel_opencv_WIDERVAL_python_result.txt, and the predicted images will be saved in the folder results/retinaface_mobilenet0.25_fp32_1b.bmodel_opencv_WIDERVAL_python_result/. Additionally, the prediction results, inference time, function runtime, and other information will be printed.</text:p>
      <text:p text:style-name="Standard"/>
      <text:p text:style-name="P1">Example Output:</text:p>
      <text:p text:style-name="Standard"/>
      <text:p text:style-name="Standard">- face 1: x, y, w, h, conf = 130 133 67 97 0.99906695</text:p>
      <text:p text:style-name="Standard">- face 2: x, y, w, h, conf = 685 165 63 82 0.9955299</text:p>
      <text:p text:style-name="Standard">- face 3: x, y, w, h, conf = 365 154 60 80 0.9952643</text:p>
      <text:p text:style-name="Standard">- face 4: x, y, w, h, conf = 418 418 50 54 0.027065556</text:p>
      <text:p text:style-name="Standard">- face 5: x, y, w, h, conf = 996 717 16 21 0.020527808</text:p>
      <text:p text:style-name="Standard">- face 6: x, y, w, h, conf = 737 429 84 121 0.020261558</text:p>
      <text:p text:style-name="Standard">- ------------------ Inference Time Info ----------------------</text:p>
      <text:p text:style-name="Standard">- inference_time(ms): 6.50</text:p>
      <text:p text:style-name="Standard">- total_time(ms): 68396.19, img_num: 3226</text:p>
      <text:p text:style-name="Standard">- average latency time(ms): 6.50, QPS: 153.963054</text:p>
      <text:p text:style-name="Standard">===================================================</text:p>
      <text:p text:style-name="Standard">+----------------------------------------------------------------------------------------+</text:p>
      <text:p text:style-name="Standard">| <text:s text:c="30"/>Running Time Cost Summary <text:s text:c="31"/>|</text:p>
      <text:p text:style-name="Standard">+------------------------+----------+----------------------+--------------+--------------+</text:p>
      <text:p text:style-name="Standard">| <text:s text:c="7"/>Function <text:s text:c="7"/>| Run Count| <text:s text:c="4"/>Avg Time (s) <text:s text:c="4"/>| Max Time (s) | Min Time (s) |</text:p>
      <text:p text:style-name="Standard">+------------------------+----------+----------------------+--------------+--------------+</text:p>
      <text:p text:style-name="Standard">| preprocess_with_opencv | <text:s text:c="2"/>3226 <text:s text:c="2"/>| 0.007066955982641045 | <text:s text:c="3"/>0.012 <text:s text:c="4"/>| <text:s text:c="3"/>0.007 <text:s text:c="4"/>|</text:p>
      <text:p text:style-name="Standard">| <text:s text:c="5"/>infer_numpy <text:s text:c="6"/>| <text:s text:c="2"/>3226 <text:s text:c="2"/>| 0.007012089274643524 | <text:s text:c="4"/>0.01 <text:s text:c="4"/>| <text:s text:c="3"/>0.007 <text:s text:c="4"/>|</text:p>
      <text:p text:style-name="Standard">| <text:s text:c="2"/>postprocess_batch <text:s text:c="3"/>| <text:s text:c="2"/>3226 <text:s text:c="2"/>| 0.006522628642281463 | <text:s text:c="3"/>0.074 <text:s text:c="4"/>| <text:s text:c="3"/>0.004 <text:s text:c="4"/>|</text:p>
      <text:p text:style-name="Standard">+------------------------+----------+----------------------+--------------+--------------+</text:p>
      <text:p text:style-name="Standard"/>
      <text:p text:style-name="Standard">You can perform batch testing with batch_size=4 by changing the model.</text:p>
      <text:p text:style-name="Standard"/>
      <text:p text:style-name="Standard">For testing on face images and videos, use the following commands:</text:p>
      <text:p text:style-name="Standard"/>
      <text:p text:style-name="Standard"># Example: Testing with fp32 1 batch bmodel, different bmodels with the same parameters</text:p>
      <text:p text:style-name="Standard">$ python3 retinaface_opencv.py --bmodel ../data/models/BM1684X/retinaface_mobilenet0.25_fp32_1b.bmodel --network mobile0.25 --input_path ../data/images/face --tpu_id 0 --conf 0.02 --nms 0.5 --use_np_file_as_input False</text:p>
      <text:p text:style-name="Standard"/>
      <text:p text:style-name="Standard">The predicted images will be saved in the folder results/retinaface_mobilenet0.25_fp32_1b.bmodel_opencv_face_python_result/, and the prediction results, inference time, function runtime, and other information will be printed.</text:p>
      <text:p text:style-name="Standard"/>
      <text:p text:style-name="Standard"># Example: Testing with fp32 1 batch bmodel, different bmodels with the same parameters</text:p>
      <text:p text:style-name="Standard">$ python3 retinaface_opencv.py --bmodel ../data/models/BM1684X/retinaface_mobilenet0.25_fp32_1b.bmodel --network mobile0.25 --input_path ../data/videos/station.avi --tpu_id 0 --conf 0.02 --nms 0.5 --use_np_file_as_input False</text:p>
      <text:p text:style-name="Standard"/>
      <text:p text:style-name="Standard">The predicted images will be saved in the folder results/, and the prediction results, inference time, function runtime, and other information will be printed.</text:p>
      <text:p text:style-name="Standard"/>
      <text:p text:style-name="Standard"/>
      <text:p text:style-name="P1"><text:soft-page-break/>2. ARM SoC Platform</text:p>
      <text:p text:style-name="P1"/>
      <text:p text:style-name="P1">2.1 Environment Setup</text:p>
      <text:p text:style-name="P1"/>
      <text:p text:style-name="Standard">If you are testing this example on an SoC platform, you need to cross-compile and install sophon-sail (&gt;=3.1.0). Please refer to the cross-compilation and installation guide for sophon-sail. Additionally, you may need to install other third-party libraries:</text:p>
      <text:p text:style-name="Standard"/>
      <text:p text:style-name="Standard">```bash</text:p>
      <text:p text:style-name="Standard">$ cd python</text:p>
      <text:p text:style-name="Standard">$ pip3 install -r requirements.txt</text:p>
      <text:p text:style-name="P1"/>
      <text:p text:style-name="P1">2.2 Testing Command</text:p>
      <text:p text:style-name="Standard"/>
      <text:p text:style-name="Standard">The testing method for the SoC platform is the same as the x86 PCIe platform. Please refer to section 1.2 Testing Command for detail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1:18:25.546228694</meta:creation-date>
    <meta:generator>LibreOffice/6.4.7.2$Linux_X86_64 LibreOffice_project/40$Build-2</meta:generator>
    <dc:date>2024-01-02T11:24:44.168643307</dc:date>
    <meta:editing-duration>PT6M17S</meta:editing-duration>
    <meta:editing-cycles>3</meta:editing-cycles>
    <meta:document-statistic meta:table-count="0" meta:image-count="0" meta:object-count="0" meta:page-count="3" meta:paragraph-count="67" meta:word-count="765" meta:character-count="5768" meta:non-whitespace-character-count="4967"/>
  </office:meta>
</office:document-meta>
</file>